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8248" calcext:value-type="float">
            <text:p>350.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6056" calcext:value-type="float">
            <text:p>349.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6056" calcext:value-type="float">
            <text:p>349.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6056" calcext:value-type="float">
            <text:p>349.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8144" calcext:value-type="float">
            <text:p>343.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952" calcext:value-type="float">
            <text:p>342.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4.236" calcext:value-type="float">
            <text:p>364.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2.4656" calcext:value-type="float">
            <text:p>372.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1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28" calcext:value-type="float">
            <text:p>33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424" calcext:value-type="float">
            <text:p>344.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992" calcext:value-type="float">
            <text:p>336.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896" calcext:value-type="float">
            <text:p>335.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376" calcext:value-type="float">
            <text:p>338.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0984" calcext:value-type="float">
            <text:p>330.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5472" calcext:value-type="float">
            <text:p>339.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01</text:p>
          </table:table-cell>
          <table:table-cell office:value-type="string" calcext:value-type="string">
            <text:p>200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